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nux Biolinum O" svg:font-family="'Linux Biolinum O'"/>
    <style:font-face style:name="Nimbus Roman No9 L" svg:font-family="'Nimbus Roman No9 L'"/>
    <style:font-face style:name="Roboto" svg:font-family="Roboto, arial, sans-serif"/>
    <style:font-face style:name="Times New Roman" svg:font-family="'Times New Roman', Times, serif"/>
    <style:font-face style:name="FreeSans1" svg:font-family="FreeSans" style:font-family-generic="swiss"/>
    <style:font-face style:name="Linux Biolinum O1" svg:font-family="'Linux Biolinum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2378d" officeooo:paragraph-rsid="0002378d"/>
    </style:style>
    <style:style style:name="P2" style:family="paragraph" style:parent-style-name="Standard">
      <style:text-properties style:font-name="Linux Biolinum O1" fo:font-size="12pt" officeooo:rsid="0002378d" officeooo:paragraph-rsid="0002378d" style:font-size-asian="12pt" style:font-size-complex="12pt"/>
    </style:style>
    <style:style style:name="P3" style:family="paragraph" style:parent-style-name="Standard">
      <style:text-properties style:font-name="Linux Biolinum O1" fo:font-size="12pt" officeooo:paragraph-rsid="0002378d"/>
    </style:style>
    <style:style style:name="T1" style:family="text">
      <style:text-properties fo:font-variant="normal" fo:text-transform="none" fo:color="#003333" fo:letter-spacing="normal" fo:font-style="normal" fo:font-weight="normal"/>
    </style:style>
    <style:style style:name="T2" style:family="text">
      <style:text-properties fo:font-variant="normal" fo:text-transform="none" fo:color="#003333" fo:letter-spacing="normal" fo:font-style="normal" fo:font-weight="normal" style:font-weight-asian="normal" style:font-weight-complex="normal"/>
    </style:style>
    <style:style style:name="T3" style:family="text">
      <style:text-properties fo:font-variant="normal" fo:text-transform="none" fo:color="#003333" fo:letter-spacing="normal" fo:font-style="normal" fo:font-weight="normal" officeooo:rsid="0002378d" style:font-size-asian="12pt" style:font-size-complex="12pt"/>
    </style:style>
    <style:style style:name="T4" style:family="text">
      <style:text-properties fo:font-variant="normal" fo:text-transform="none" fo:color="#003333" fo:letter-spacing="normal" fo:font-style="normal" fo:font-weight="normal" officeooo:rsid="0002378d" style:font-size-asian="12pt" style:font-weight-asian="normal" style:font-size-complex="12pt" style:font-weight-complex="normal"/>
    </style:style>
    <style:style style:name="T5" style:family="text">
      <style:text-properties fo:font-variant="normal" fo:text-transform="none" fo:color="#003333" fo:letter-spacing="normal" fo:font-style="normal" fo:font-weight="normal" officeooo:rsid="000590ae" style:font-size-asian="12pt" style:font-weight-asian="normal" style:font-size-complex="12pt" style:font-weight-complex="normal"/>
    </style:style>
    <style:style style:name="T6" style:family="text">
      <style:text-properties fo:font-variant="normal" fo:text-transform="none" fo:color="#003333" fo:letter-spacing="normal" fo:font-style="normal" fo:font-weight="bold" style:font-weight-asian="bold" style:font-weight-complex="bold"/>
    </style:style>
    <style:style style:name="T7" style:family="text">
      <style:text-properties fo:font-variant="normal" fo:text-transform="none" fo:color="#003333" fo:letter-spacing="normal" fo:font-style="normal" fo:font-weight="bold" officeooo:rsid="0002378d" style:font-size-asian="12pt" style:font-weight-asian="bold" style:font-size-complex="12pt" style:font-weight-complex="bold"/>
    </style:style>
    <style:style style:name="T8" style:family="text">
      <style:text-properties fo:font-variant="normal" fo:text-transform="none" fo:color="#222222" style:font-name="Roboto" fo:font-size="9.75pt" fo:letter-spacing="normal" fo:font-style="normal" fo:font-weight="normal"/>
    </style:style>
    <style:style style:name="T9" style:family="text">
      <style:text-properties fo:font-variant="normal" fo:text-transform="none" fo:color="#222222" fo:font-size="9.75pt" fo:letter-spacing="normal" fo:font-style="normal" fo:font-weight="normal"/>
    </style:style>
    <style:style style:name="T10" style:family="text">
      <style:text-properties fo:font-variant="normal" fo:text-transform="none" fo:color="#222222" fo:letter-spacing="normal" fo:font-style="normal" fo:font-weight="normal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io-Dr. Brenna Argall</text:p>
      <text:p text:style-name="P1"/>
      <text:p text:style-name="P2">Brenna Argall is an Associate Professor <text:span text:style-name="T1"><text:s/>of Electrical Engineering &amp; Computer Science,</text:span></text:p>
      <text:p text:style-name="P3"><text:span text:style-name="T3">Mechanical Engineering and Physical Medicine &amp; Rehabilitation at Northwestern University. She is also a Faculty Research Scientist at the Shirley Ryan AbilityLab, the premier rehabilitation hosptial in the United States. She is the director of the </text:span><text:span text:style-name="T7">a</text:span><text:span text:style-name="T4">ssistive &amp; </text:span><text:span text:style-name="T7">r</text:span><text:span text:style-name="T4">ehabilitation robotics </text:span><text:span text:style-name="T7">lab</text:span><text:span text:style-name="T4">oratory (</text:span><text:span text:style-name="T7">ar</text:span><text:span text:style-name="T4">gal</text:span><text:span text:style-name="T7">lab</text:span><text:span text:style-name="T4">). Her research lies in the intersection of robotics, machine learning and human rehabilitation. The mission of the </text:span><text:span text:style-name="T7">ar</text:span><text:span text:style-name="T4">gal</text:span><text:span text:style-name="T7">lab </text:span><text:span text:style-name="T4">is to advance human ability by leveraging autonomy. Dr. Argall is a 2016 recipient of the NSF CAREER award, and her Ph.D. in Robotics (2009) was received from the Robotics Institute at Carnegie Mellon University, as well as her M.S in Robotics (</text:span><text:span text:style-name="T5">2</text:span><text:span text:style-name="T4">006) and B.S in Mathematics (2002). Prior to joining Northwestern, she was a postdoctoral fellow (2009-2011) at the </text:span><text:span text:style-name="T10">École polytechnique fédérale de Lausanne</text:span><text:span text:style-name="T4"> (EPFL), and prior to graduate school she held a Computational Biology position at the National Institutes of Health (NIH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nux Biolinum O" svg:font-family="'Linux Biolinum O'"/>
    <style:font-face style:name="Nimbus Roman No9 L" svg:font-family="'Nimbus Roman No9 L'"/>
    <style:font-face style:name="Roboto" svg:font-family="Roboto, arial, sans-serif"/>
    <style:font-face style:name="Times New Roman" svg:font-family="'Times New Roman', Times, serif"/>
    <style:font-face style:name="FreeSans1" svg:font-family="FreeSans" style:font-family-generic="swiss"/>
    <style:font-face style:name="Linux Biolinum O1" svg:font-family="'Linux Biolinum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1T05:44:29.007344281</meta:creation-date>
    <dc:date>2017-12-01T05:52:57.439053098</dc:date>
    <meta:editing-duration>PT52S</meta:editing-duration>
    <meta:editing-cycles>3</meta:editing-cycles>
    <meta:generator>LibreOffice/4.2.8.2$Linux_X86_64 LibreOffice_project/420m0$Build-2</meta:generator>
    <meta:document-statistic meta:table-count="0" meta:image-count="0" meta:object-count="0" meta:page-count="1" meta:paragraph-count="3" meta:word-count="159" meta:character-count="1061" meta:non-whitespace-character-count="904"/>
  </office:meta>
</office:document-meta>
</file>